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210000016F266231DA.jpg"/>
  <manifest:file-entry manifest:media-type="image/jpeg" manifest:full-path="Pictures/10000000000001B5000001CADA8A15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4.235cm" fo:margin-left="0.139cm" table:align="left" style:shadow="none" style:writing-mode="lr-tb"/>
    </style:style>
    <style:style style:name="Tabla1.A" style:family="table-column">
      <style:table-column-properties style:column-width="7.352cm"/>
    </style:style>
    <style:style style:name="Tabla1.B" style:family="table-column">
      <style:table-column-properties style:column-width="6.88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cccccc" fo:padding="0.049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2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3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3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4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4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5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5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6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6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7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7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8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8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1.A9" style:family="table-cell">
      <style:table-cell-properties style:vertical-align="middle" fo:padding="0.049cm" fo:border-left="0.05pt solid #000000" fo:border-right="none" fo:border-top="none" fo:border-bottom="0.05pt solid #000000" style:writing-mode="lr-tb"/>
    </style:style>
    <style:style style:name="Tabla1.B9" style:family="table-cell">
      <style:table-cell-properties style:vertical-align="middle" fo:padding="0.049cm" fo:border-left="0.05pt solid #000000" fo:border-right="0.05pt solid #000000" fo:border-top="none" fo:border-bottom="0.05pt solid #000000" style:writing-mode="lr-tb"/>
    </style:style>
    <style:style style:name="Tabla2" style:family="table">
      <style:table-properties style:width="14.141cm" fo:margin-left="0.15cm" fo:margin-right="0.129cm" table:align="margins" style:writing-mode="lr-tb"/>
    </style:style>
    <style:style style:name="Tabla2.A" style:family="table-column">
      <style:table-column-properties style:column-width="7.482cm" style:rel-column-width="34676*"/>
    </style:style>
    <style:style style:name="Tabla2.B" style:family="table-column">
      <style:table-column-properties style:column-width="6.659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/>
    </style:style>
    <style:style style:name="P3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P6" style:family="paragraph" style:parent-style-name="Footer">
      <style:paragraph-properties fo:margin-left="0.032cm" fo:margin-right="0cm" fo:line-height="150%" fo:text-align="justify" style:justify-single-word="false" fo:text-indent="0cm" style:auto-text-indent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P7" style:family="paragraph" style:parent-style-name="Normal_20__28_Web_29_">
      <style:paragraph-properties fo:margin-left="0.032cm" fo:margin-right="0cm" fo:margin-top="0cm" fo:margin-bottom="0cm" fo:line-height="150%" fo:text-align="justify" style:justify-single-word="false" fo:text-indent="0cm" style:auto-text-indent="false"/>
    </style:style>
    <style:style style:name="P8" style:family="paragraph" style:parent-style-name="Normal_20__28_Web_29_">
      <style:paragraph-properties fo:margin-top="0cm" fo:margin-bottom="0cm" fo:line-height="150%" fo:text-align="justify" style:justify-single-word="false"/>
    </style:style>
    <style:style style:name="P9" style:family="paragraph" style:parent-style-name="Normal_20__28_Web_29_">
      <style:paragraph-properties fo:margin-top="0cm" fo:margin-bottom="0cm" fo:line-height="150%" fo:text-align="justify" style:justify-single-word="false"/>
      <style:text-properties fo:font-size="11pt" style:font-size-asian="11pt" style:font-size-complex="11pt"/>
    </style:style>
    <style:style style:name="P10" style:family="paragraph" style:parent-style-name="Normal_20__28_Web_29_">
      <style:paragraph-properties fo:margin-top="0cm" fo:margin-bottom="0cm" style:line-height-at-least="0.176cm"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12" style:family="paragraph" style:parent-style-name="Normal_20__28_Web_29_">
      <style:paragraph-properties fo:margin-top="0cm" fo:margin-bottom="0cm" fo:line-height="150%"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13" style:family="paragraph" style:parent-style-name="Normal_20__28_Web_29_">
      <style:paragraph-properties fo:margin-top="0cm" fo:margin-bottom="0cm" fo:text-align="justify" style:justify-single-word="false"/>
    </style:style>
    <style:style style:name="P14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5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16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17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18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19" style:family="paragraph" style:parent-style-name="Normal_20__28_Web_29_">
      <style:paragraph-properties fo:margin-top="0cm" fo:margin-bottom="0cm" fo:text-align="center" style:justify-single-word="false"/>
    </style:style>
    <style:style style:name="P20" style:family="paragraph" style:parent-style-name="Normal_20__28_Web_29_">
      <style:paragraph-properties fo:margin-top="0cm" fo:margin-bottom="0cm" fo:text-align="center" style:justify-single-word="false" style:snap-to-layout-grid="false"/>
    </style:style>
    <style:style style:name="P21" style:family="paragraph" style:parent-style-name="Normal_20__28_Web_29_">
      <style:paragraph-properties fo:margin-left="-1.251cm" fo:margin-right="0cm" fo:margin-top="0cm" fo:margin-bottom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22" style:family="paragraph" style:parent-style-name="Normal_20__28_Web_29_">
      <style:paragraph-properties fo:margin-left="-1.251cm" fo:margin-right="0cm" fo:margin-top="0cm" fo:margin-bottom="0cm" fo:text-align="justify" style:justify-single-word="false" fo:text-indent="0cm" style:auto-text-indent="false"/>
      <style:text-properties style:font-name="Nimbus Roman No9 L" fo:font-size="11pt" style:font-size-asian="11pt" style:font-name-complex="Nimbus Roman No9 L" style:font-size-complex="11pt"/>
    </style:style>
    <style:style style:name="P23" style:family="paragraph" style:parent-style-name="Standard">
      <style:paragraph-properties style:snap-to-layout-grid="false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5" style:family="paragraph" style:parent-style-name="Standard">
      <style:paragraph-properties style:snap-to-layout-grid="false"/>
      <style:text-properties style:font-name="Nimbus Roman No9 L" fo:font-size="11pt" style:font-size-asian="11pt" style:font-name-complex="Nimbus Roman No9 L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Nimbus Roman No9 L" fo:font-size="11pt" style:font-size-asian="11pt" style:font-name-complex="Nimbus Roman No9 L" style:font-size-complex="11pt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 style:snap-to-layout-grid="false"/>
    </style:style>
    <style:style style:name="P29" style:family="paragraph" style:parent-style-name="Standard">
      <style:text-properties fo:font-size="11pt" style:font-size-asian="11pt" style:font-size-complex="11pt"/>
    </style:style>
    <style:style style:name="P30" style:family="paragraph" style:parent-style-name="Standard">
      <style:text-properties fo:color="#000000" style:font-name="Verdana1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P31" style:family="paragraph" style:parent-style-name="Standard">
      <style:paragraph-properties fo:margin-left="0.12cm" fo:margin-right="-0.009cm" fo:text-align="center" style:justify-single-word="false" fo:text-indent="0cm" style:auto-text-indent="false" style:snap-to-layout-grid="false"/>
    </style:style>
    <style:style style:name="P32" style:family="paragraph" style:parent-style-name="Standard">
      <style:paragraph-properties fo:margin-left="-0.291cm" fo:margin-right="0cm" fo:text-align="justify" style:justify-single-word="false" fo:text-indent="0cm" style:auto-text-indent="false"/>
      <style:text-properties style:font-name="Nimbus Roman No9 L" fo:font-size="11pt" style:font-size-asian="11pt" style:font-name-complex="Nimbus Roman No9 L" style:font-size-complex="11pt"/>
    </style:style>
    <style:style style:name="P33" style:family="paragraph" style:parent-style-name="Normal_20__28_Web_29_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34" style:family="paragraph" style:parent-style-name="Standard">
      <style:paragraph-properties style:snap-to-layout-grid="false"/>
    </style:style>
    <style:style style:name="P35" style:family="paragraph" style:parent-style-name="Header" style:master-page-name="Standard">
      <style:paragraph-properties fo:margin-top="0cm" fo:margin-bottom="0cm" fo:line-height="150%" fo:text-align="start" style:justify-single-word="false" style:page-number="auto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P36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37" style:family="paragraph" style:parent-style-name="Normal_20__28_Web_29_">
      <style:paragraph-properties fo:margin-left="0.044cm" fo:margin-right="0cm" fo:margin-top="0cm" fo:margin-bottom="0cm" fo:line-height="150%" fo:text-align="justify" style:justify-single-word="false" fo:text-indent="0cm" style:auto-text-indent="false" style:snap-to-layout-grid="false"/>
      <style:text-properties fo:color="#4c4c4c" style:font-name="Nimbus Roman No9 L" fo:font-size="11pt" style:font-name-asian="Nimbus Roman No9 L" style:font-size-asian="11pt" style:font-name-complex="Nimbus Roman No9 L" style:font-size-complex="11pt"/>
    </style:style>
    <style:style style:name="T1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T2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T3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4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T5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6" style:family="text">
      <style:text-properties style:font-name="Nimbus Roman No9 L" fo:font-size="11pt" style:font-size-asian="11pt" style:font-name-complex="Nimbus Roman No9 L" style:font-size-complex="11pt"/>
    </style:style>
    <style:style style:name="T7" style:family="text">
      <style:text-properties style:font-name="Nimbus Roman No9 L" fo:font-size="11pt" style:font-name-asian="Arial" style:font-size-asian="11pt" style:font-name-complex="Nimbus Roman No9 L" style:font-size-complex="11pt"/>
    </style:style>
    <style:style style:name="T8" style:family="text">
      <style:text-properties style:font-name="Nimbus Roman No9 L" fo:font-size="11pt" style:font-name-asian="Nimbus Roman No9 L" style:font-size-asian="11pt" style:font-name-complex="Nimbus Roman No9 L" style:font-size-complex="11pt"/>
    </style:style>
    <style:style style:name="T9" style:family="text">
      <style:text-properties style:font-name="Nimbus Roman No9 L" fo:font-size="7pt" style:font-size-asian="7pt" style:font-name-complex="Nimbus Roman No9 L" style:font-size-complex="7pt"/>
    </style:style>
    <style:style style:name="T10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T11" style:family="text">
      <style:text-properties fo:color="#000000"/>
    </style:style>
    <style:style style:name="T12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3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4" style:family="text">
      <style:text-properties fo:color="#000000" style:font-name="Nimbus Roman No9 L" fo:font-size="11pt" style:text-underline-style="none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6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 style:font-weight-complex="bold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style:font-name-asian="Arial" style:font-size-asian="11pt" style:font-name-complex="Nimbus Roman No9 L" style:font-size-complex="11pt" style:font-weight-complex="bold"/>
    </style:style>
    <style:style style:name="T20" style:family="text">
      <style:text-properties fo:color="#000000" style:font-name="Nimbus Roman No9 L" fo:font-size="11pt" fo:language="es" fo:country="MX" fo:font-weight="normal" style:font-size-asian="11pt" style:font-weight-asian="normal" style:font-name-complex="Nimbus Roman No9 L" style:font-size-complex="11pt"/>
    </style:style>
    <style:style style:name="T21" style:family="text">
      <style:text-properties fo:color="#000000" style:font-name="Nimbus Roman No9 L" fo:font-size="11pt" fo:language="es" fo:country="MX" style:font-name-asian="Arial" style:font-size-asian="11pt" style:font-name-complex="Nimbus Roman No9 L" style:font-size-complex="11pt"/>
    </style:style>
    <style:style style:name="T22" style:family="text">
      <style:text-properties fo:color="#000000" style:font-name="Nimbus Roman No9 L" fo:font-size="11pt" fo:language="es" fo:country="MX" style:font-size-asian="11pt" style:font-name-complex="Nimbus Roman No9 L" style:font-size-complex="11pt"/>
    </style:style>
    <style:style style:name="T23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T24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25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T26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7" style:family="text"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T28" style:family="text">
      <style:text-properties fo:color="#000000" style:font-name="Nimbus Roman No9 L" fo:font-size="11pt" fo:font-weight="normal" fo:background-color="transparent" style:font-name-asian="Arial" style:font-size-asian="11pt" style:font-weight-asian="normal" style:font-name-complex="Nimbus Roman No9 L" style:font-size-complex="11pt"/>
    </style:style>
    <style:style style:name="T29" style:family="text">
      <style:text-properties fo:color="#000000" style:font-name="Nimbus Roman No9 L" fo:font-size="12pt" fo:font-weight="bold" style:font-name-asian="Arial" style:font-size-asian="12pt" style:font-weight-asian="bold" style:font-name-complex="Nimbus Roman No9 L" style:font-size-complex="12pt" style:font-weight-complex="bold"/>
    </style:style>
    <style:style style:name="T30" style:family="text">
      <style:text-properties fo:color="#000000" style:text-underline-style="none"/>
    </style:style>
    <style:style style:name="T31" style:family="text">
      <style:text-properties fo:color="#000000" style:text-underline-style="none" style:font-name-asian="Arial"/>
    </style:style>
    <style:style style:name="T32" style:family="text">
      <style:text-properties fo:color="#000000" style:font-name-asian="Arial"/>
    </style:style>
    <style:style style:name="T33" style:family="text">
      <style:text-properties style:use-window-font-color="true" style:font-name="Nimbus Roman No9 L" fo:font-size="12pt" fo:font-weight="normal" fo:background-color="transparent" style:font-name-asian="Calibri" style:font-size-asian="12pt" style:font-weight-asian="normal" style:font-name-complex="Nimbus Roman No9 L" style:font-size-complex="12pt"/>
    </style:style>
    <style:style style:name="T34" style:family="text">
      <style:text-properties style:use-window-font-color="true" style:font-name="Nimbus Roman No9 L" fo:font-size="11pt" style:font-name-asian="Arial" style:font-size-asian="11pt" style:font-name-complex="Nimbus Roman No9 L" style:font-size-complex="11pt"/>
    </style:style>
    <style:style style:name="T35" style:family="text">
      <style:text-properties fo:color="#ff0000" style:font-name="Nimbus Roman No9 L" fo:font-size="11pt" style:font-name-asian="Arial" style:font-size-asian="11pt" style:font-name-complex="Nimbus Roman No9 L" style:font-size-complex="11pt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style:font-name-asian="Arial"/>
    </style:style>
    <style:style style:name="T38" style:family="text">
      <style:text-properties style:font-name-asian="Ari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2">DA-CPAI-000-</text:span></text:p>
      <text:p text:style-name="P36"><text:span text:style-name="T12">ACTA</text:span><text:span text:style-name="T13"> </text:span><text:span text:style-name="T12">DE</text:span><text:span text:style-name="T13"> </text:span><text:span text:style-name="T12">INICIO</text:span><text:span text:style-name="T13"> </text:span><text:span text:style-name="T12">DE</text:span><text:span text:style-name="T13"> </text:span><text:span text:style-name="T12">LA</text:span><text:span text:style-name="T13"> </text:span><text:span text:style-name="T12">CONSULTA</text:span><text:span text:style-name="T13"> </text:span><text:span text:style-name="T12">DE</text:span><text:span text:style-name="T13"> </text:span><text:span text:style-name="T12">PRECIOS</text:span></text:p>
      <text:p text:style-name="P29"/>
      <text:p text:style-name="P33"><text:span text:style-name="T16">En</text:span><text:span text:style-name="T18"> </text:span><text:span text:style-name="T16">el</text:span><text:span text:style-name="T18"> </text:span><text:span text:style-name="T16">día</text:span><text:span text:style-name="T18"> </text:span><text:span text:style-name="T16">d</text:span><text:span text:style-name="T14">e</text:span><text:span text:style-name="T15"> </text:span><text:span text:style-name="T14">hoy,</text:span><text:span text:style-name="T15">  </text:span><text:span text:style-name="T14">(00)</text:span><text:span text:style-name="T15"> </text:span><text:span text:style-name="T16">de</text:span><text:span text:style-name="T18">  </text:span><text:span text:style-name="T16">de</text:span><text:span text:style-name="T18"> 0000</text:span><text:span text:style-name="T16">,</text:span><text:span text:style-name="T18"> </text:span><text:span text:style-name="Strong_20_Emphasis"><text:span text:style-name="T20">la</text:span></text:span><text:span text:style-name="Strong_20_Emphasis"><text:span text:style-name="T21"> </text:span></text:span><text:span text:style-name="Strong_20_Emphasis"><text:span text:style-name="T22">Dirección</text:span></text:span><text:span text:style-name="Strong_20_Emphasis"><text:span text:style-name="T21"> </text:span></text:span><text:span text:style-name="Strong_20_Emphasis"><text:span text:style-name="T22">de</text:span></text:span><text:span text:style-name="Strong_20_Emphasis"><text:span text:style-name="T21"> </text:span></text:span><text:span text:style-name="Strong_20_Emphasis"><text:span text:style-name="T22">Administración</text:span></text:span><text:span text:style-name="Strong_20_Emphasis"><text:span text:style-name="T21"> </text:span></text:span><text:span text:style-name="Strong_20_Emphasis"><text:span text:style-name="T22">de</text:span></text:span><text:span text:style-name="Strong_20_Emphasis"><text:span text:style-name="T21"> </text:span></text:span><text:span text:style-name="Strong_20_Emphasis"><text:span text:style-name="T22">la</text:span></text:span><text:span text:style-name="Strong_20_Emphasis"><text:span text:style-name="T21"> </text:span></text:span><text:span text:style-name="Strong_20_Emphasis"><text:span text:style-name="T22">Contraloría</text:span></text:span><text:span text:style-name="Strong_20_Emphasis"><text:span text:style-name="T21"> del estado Sucre</text:span></text:span><text:span text:style-name="Strong_20_Emphasis"><text:span text:style-name="T22">,</text:span></text:span><text:span text:style-name="Strong_20_Emphasis"><text:span text:style-name="T21"> </text:span></text:span><text:span text:style-name="Strong_20_Emphasis"><text:span text:style-name="T22">actuando</text:span></text:span><text:span text:style-name="Strong_20_Emphasis"><text:span text:style-name="T21"> </text:span></text:span><text:span text:style-name="Strong_20_Emphasis"><text:span text:style-name="T22">como</text:span></text:span><text:span text:style-name="Strong_20_Emphasis"><text:span text:style-name="T21"> </text:span></text:span><text:span text:style-name="Strong_20_Emphasis"><text:span text:style-name="T22">Unidad</text:span></text:span><text:span text:style-name="Strong_20_Emphasis"><text:span text:style-name="T21"> </text:span></text:span><text:span text:style-name="Strong_20_Emphasis"><text:span text:style-name="T22">Contratante</text:span></text:span><text:span text:style-name="Strong_20_Emphasis"><text:span text:style-name="T21"> </text:span></text:span><text:span text:style-name="T16">y</text:span><text:span text:style-name="T18"> </text:span><text:span text:style-name="T16">representada</text:span><text:span text:style-name="T18"> </text:span><text:span text:style-name="T16">por</text:span><text:span text:style-name="T18"> </text:span><text:span text:style-name="T16">los</text:span><text:span text:style-name="T18"> </text:span><text:span text:style-name="T16">ciudadanos </text:span><text:span text:style-name="T24">YENNIFFER CRISTINA MARÍN MOLINA</text:span><text:span text:style-name="T23"> </text:span><text:span text:style-name="T16">titular</text:span><text:span text:style-name="T18"> </text:span><text:span text:style-name="T16">de</text:span><text:span text:style-name="T18"> </text:span><text:span text:style-name="T16">la</text:span><text:span text:style-name="T18"> </text:span><text:span text:style-name="T16">cédula</text:span><text:span text:style-name="T18"> </text:span><text:span text:style-name="T16">de</text:span><text:span text:style-name="T18"> </text:span><text:span text:style-name="T16">identidad</text:span><text:span text:style-name="T18"> </text:span><text:span text:style-name="T16">Nº</text:span><text:span text:style-name="T18"> 16625657 </text:span><text:span text:style-name="T16">en</text:span><text:span text:style-name="T18"> </text:span><text:span text:style-name="T16">su</text:span><text:span text:style-name="T18"> </text:span><text:span text:style-name="T16">condición</text:span><text:span text:style-name="T18"> </text:span><text:span text:style-name="T16">de</text:span><text:span text:style-name="T18"> </text:span><text:span text:style-name="T16">Director</text:span><text:span text:style-name="T18"> </text:span><text:span text:style-name="T16">de</text:span><text:span text:style-name="T18"> </text:span><text:span text:style-name="T16">Administración</text:span><text:span text:style-name="T18"> </text:span><text:span text:style-name="T16">según</text:span><text:span text:style-name="T18"> </text:span><text:span text:style-name="T16">consta</text:span><text:span text:style-name="T18"> </text:span><text:span text:style-name="T16">en</text:span><text:span text:style-name="T18"> </text:span><text:span text:style-name="T16">la</text:span><text:span text:style-name="T18"> </text:span><text:span text:style-name="T16">Resolución</text:span><text:span text:style-name="T18"> </text:span><text:span text:style-name="T16">Nº</text:span><text:span text:style-name="T18"> 011/2012 </text:span><text:span text:style-name="T16">del</text:span><text:span text:style-name="T18"> 23 </text:span><text:span text:style-name="T16">de</text:span><text:span text:style-name="T18"> febrero </text:span><text:span text:style-name="T16">de</text:span><text:span text:style-name="T18"> 2011</text:span><text:span text:style-name="T16">,</text:span><text:span text:style-name="T18"> </text:span><text:span text:style-name="T16">publicada</text:span><text:span text:style-name="T18"> </text:span><text:span text:style-name="T16">en</text:span><text:span text:style-name="T18"> </text:span><text:span text:style-name="T16">Gaceta</text:span><text:span text:style-name="T18"> </text:span><text:span text:style-name="T16">Oficial</text:span><text:span text:style-name="T18"> </text:span><text:span text:style-name="T16">del</text:span><text:span text:style-name="T18"> Estado Sucre N° </text:span><text:span text:style-name="T34">1595</text:span><text:span text:style-name="T18"> de fecha 07 de marzo de 2011 y </text:span><text:span text:style-name="T26">VICENTE JOSÉ ARCIA MEJÍAS</text:span><text:span text:style-name="T25"> <text:s/></text:span><text:span text:style-name="T18">titular <text:s/>de <text:s/>la cédula de identidad Nº 11383984 en su condición de AUDITOR III GRADO 18 PASO C según consta en Resolución Nº </text:span><text:span text:style-name="T34">DC-39-2012</text:span><text:span text:style-name="T18"> de fecha 14/05/2012, de esta Contraloría del Estado Sucre, proceden a dejar constancia del </text:span><text:span text:style-name="T25">INICIO DE LA CONSULTA DE PRECIOS</text:span><text:span text:style-name="T18"> </text:span><text:span text:style-name="T25">Nº  </text:span><text:span text:style-name="T18"><text:s/>para la adquisición de:</text:span></text:p>
      <text:p text:style-name="P33"><text:span text:style-name="T18"><text:tab/></text:span><text:span text:style-name="T29">644 AGUA POTABLE, </text:span></text:p>
      <text:p text:style-name="P21"/>
      <text:p text:style-name="P7"><text:span text:style-name="T27"><text:s/><text:tab/></text:span><text:span text:style-name="T6">Para</text:span><text:span text:style-name="T7"> </text:span><text:span text:style-name="T6">la</text:span><text:span text:style-name="T7"> </text:span><text:span text:style-name="T6">precalificación,</text:span><text:span text:style-name="T7"> </text:span><text:span text:style-name="T6">se</text:span><text:span text:style-name="T7"> </text:span><text:span text:style-name="T6">consultó</text:span><text:span text:style-name="T7"> </text:span><text:span text:style-name="T6">la</text:span><text:span text:style-name="T7"> </text:span><text:span text:style-name="T6">base</text:span><text:span text:style-name="T7"> </text:span><text:span text:style-name="T6">del</text:span><text:span text:style-name="T7"> </text:span><text:span text:style-name="T6">Registro</text:span><text:span text:style-name="T7"> </text:span><text:span text:style-name="T6">Nacional</text:span><text:span text:style-name="T7"> </text:span><text:span text:style-name="T6">de</text:span><text:span text:style-name="T7"> </text:span><text:span text:style-name="T6">Contratista,</text:span><text:span text:style-name="T7"> </text:span><text:span text:style-name="T6">para</text:span><text:span text:style-name="T7"> </text:span><text:span text:style-name="T6">la</text:span><text:span text:style-name="T7"> </text:span><text:span text:style-name="T6">obtención</text:span><text:span text:style-name="T7"> </text:span><text:span text:style-name="T6">y</text:span><text:span text:style-name="T7"> </text:span><text:span text:style-name="T6">verificación</text:span><text:span text:style-name="T7"> </text:span><text:span text:style-name="T6">de</text:span><text:span text:style-name="T7"> </text:span><text:span text:style-name="T6">las</text:span><text:span text:style-name="T7"> </text:span><text:span text:style-name="T6">empresas</text:span><text:span text:style-name="T7"> </text:span><text:span text:style-name="T6">dedicadas</text:span><text:span text:style-name="T7"> </text:span><text:span text:style-name="T6">a</text:span><text:span text:style-name="T7"> </text:span><text:span text:style-name="T6">la</text:span><text:span text:style-name="T7"> </text:span><text:span text:style-name="T6">actividad</text:span><text:span text:style-name="T7"> </text:span><text:span text:style-name="T6">comercial</text:span><text:span text:style-name="T7"> de </text:span><text:span text:style-name="T18">c</text:span><text:span text:style-name="T33">ompra, venta y distribución al mayor y al detal de todas clases de materiales eléctricos, de ferretería, para la construcción y en general toda clases de bienes relacionados con dicho ramo y similares</text:span><text:span text:style-name="T28">. A</text:span><text:span text:style-name="T6">sí mismo se verificó sus</text:span><text:span text:style-name="T7"> </text:span><text:span text:style-name="T6">niveles</text:span><text:span text:style-name="T7"> </text:span><text:span text:style-name="T6">estimados</text:span><text:span text:style-name="T7"> </text:span><text:span text:style-name="T6">de</text:span><text:span text:style-name="T7"> </text:span><text:span text:style-name="T6">contratación</text:span><text:span text:style-name="T7"> </text:span><text:span text:style-name="T6">y</text:span><text:span text:style-name="T7"> </text:span><text:span text:style-name="T6">calificaciones</text:span><text:span text:style-name="T7"> </text:span><text:span text:style-name="T6">financieras,</text:span><text:span text:style-name="T7"> </text:span><text:span text:style-name="T6">obteniendo</text:span><text:span text:style-name="T7"> </text:span><text:span text:style-name="T6">como</text:span><text:span text:style-name="T7"> </text:span><text:span text:style-name="T6">resultado</text:span><text:span text:style-name="T7"> </text:span><text:span text:style-name="T35">....</text:span><text:span text:style-name="T7"> </text:span><text:span text:style-name="T6">empresas se encuentran registrada en</text:span><text:span text:style-name="T7"> </text:span><text:span text:style-name="T6">el</text:span><text:span text:style-name="T7"> </text:span><text:span text:style-name="T6">Registro Nacional de Contratista, </text:span><text:span text:style-name="T7">no obstante la <text:s/>adquisición de los productos se </text:span><text:span text:style-name="T6">ajusta</text:span><text:span text:style-name="T7"> </text:span><text:span text:style-name="T6">a</text:span><text:span text:style-name="T7"> </text:span><text:span text:style-name="T6">lo</text:span><text:span text:style-name="T7"> </text:span><text:span text:style-name="T6">establecido</text:span><text:span text:style-name="T7"> </text:span><text:span text:style-name="T6">en</text:span><text:span text:style-name="T7"> </text:span><text:span text:style-name="T6">el</text:span><text:span text:style-name="T7"> </text:span><text:span text:style-name="T6">Artículo </text:span><text:span text:style-name="T8"><text:s/></text:span><text:span text:style-name="T6">N° 29</text:span><text:span text:style-name="T7"> </text:span><text:span text:style-name="T6">de</text:span><text:span text:style-name="T7"> </text:span><text:span text:style-name="T6">la</text:span><text:span text:style-name="T7"> </text:span><text:span text:style-name="T6">Ley</text:span><text:span text:style-name="T7"> </text:span><text:span text:style-name="T6">de</text:span><text:span text:style-name="T7"> </text:span><text:span text:style-name="T6">Contrataciones</text:span><text:span text:style-name="T7"> </text:span><text:span text:style-name="T6">Publicas,</text:span><text:span text:style-name="T7"> se </text:span><text:span text:style-name="T6">refiere</text:span><text:span text:style-name="T7"> </text:span><text:span text:style-name="T6">a</text:span><text:span text:style-name="T7"> </text:span><text:span text:style-name="T6">la</text:span><text:span text:style-name="T7"> </text:span><text:span text:style-name="T6">obligación</text:span><text:span text:style-name="T7"> </text:span><text:span text:style-name="T6">de</text:span><text:span text:style-name="T7"> </text:span><text:span text:style-name="T6">inscripción</text:span><text:span text:style-name="T7"> </text:span><text:span text:style-name="T6">de</text:span><text:span text:style-name="T7"> </text:span><text:span text:style-name="T6">los</text:span><text:span text:style-name="T7"> </text:span><text:span text:style-name="T6">proveedores</text:span><text:span text:style-name="T7"> </text:span><text:span text:style-name="T6">en</text:span><text:span text:style-name="T7"> </text:span><text:span text:style-name="T6">el</text:span><text:span text:style-name="T7"> </text:span><text:span text:style-name="T6">citado</text:span><text:span text:style-name="T7"> </text:span><text:span text:style-name="T6">Registro.</text:span><text:span text:style-name="T7"> </text:span><text:span text:style-name="T6">Todo</text:span><text:span text:style-name="T7"> </text:span><text:span text:style-name="T6">ello</text:span><text:span text:style-name="T7"> </text:span><text:span text:style-name="T6">concatenado</text:span><text:span text:style-name="T7"> <text:s/>con </text:span><text:span text:style-name="T6">lo</text:span><text:span text:style-name="T7"> </text:span><text:span text:style-name="T6">dispuesto</text:span><text:span text:style-name="T7"> </text:span><text:span text:style-name="T6">en</text:span><text:span text:style-name="T7"> </text:span><text:span text:style-name="T6">el</text:span><text:span text:style-name="T7"> A</text:span><text:span text:style-name="T6">rtículo</text:span><text:span text:style-name="T7"> N° </text:span><text:span text:style-name="T6">85</text:span><text:span text:style-name="T7"> </text:span><text:span text:style-name="T6">del</text:span><text:span text:style-name="T7"> </text:span><text:span text:style-name="T6">Reglamento</text:span><text:span text:style-name="T7"> de la Ley de </text:span><text:soft-page-break/><text:span text:style-name="T7">Contrataciones Públicas que </text:span><text:span text:style-name="T6">establece</text:span><text:span text:style-name="T7"> cuales son </text:span><text:span text:style-name="T6">los</text:span><text:span text:style-name="T7"> </text:span><text:span text:style-name="T6">limites</text:span><text:span text:style-name="T7"> </text:span><text:span text:style-name="T6">para</text:span><text:span text:style-name="T7"> </text:span><text:span text:style-name="T6">contrataciones</text:span><text:span text:style-name="T7"> de </text:span><text:span text:style-name="T6">empresas</text:span><text:span text:style-name="T7"> </text:span><text:span text:style-name="T6">no</text:span><text:span text:style-name="T7"> </text:span><text:span text:style-name="T6">inscritas.</text:span><text:span text:style-name="T7"> </text:span></text:p>
      <text:p text:style-name="P8"><text:span text:style-name="T6">En</text:span><text:span text:style-name="T7"> </text:span><text:span text:style-name="T6">consecuencia</text:span><text:span text:style-name="T7"> </text:span><text:span text:style-name="T6">se</text:span><text:span text:style-name="T7"> </text:span><text:span text:style-name="T6">invitaran</text:span><text:span text:style-name="T7"> </text:span><text:span text:style-name="T6">a</text:span><text:span text:style-name="T7"> </text:span><text:span text:style-name="T6">las</text:span><text:span text:style-name="T7"> </text:span><text:span text:style-name="T6">sociedades</text:span><text:span text:style-name="T7"> </text:span><text:span text:style-name="T6">mercantiles</text:span><text:span text:style-name="T7"> </text:span><text:span text:style-name="T6">mencionadas</text:span><text:span text:style-name="T7"> </text:span><text:span text:style-name="T6">a</text:span><text:span text:style-name="T7"> </text:span><text:span text:style-name="T6">continuación:</text:span><text:span text:style-name="T7"> </text:span></text:p>
      <text:p text:style-name="P30">-COMERCIAL LA FIESTA C.A. (No inscrito en el SNC)<text:line-break/>-INVERSIONES YULIMAR BARRETO (No inscrito en el SNC)<text:line-break/>-LICORERÍA Y SUCESORES DE JESÚS LÓPEZ (No inscrito en el SNC)<text:line-break/></text:p>
      <text:p text:style-name="P10"/>
      <text:p text:style-name="P7"><text:span text:style-name="T16">Finalmente,</text:span><text:span text:style-name="T18"> </text:span><text:span text:style-name="T16">es</text:span><text:span text:style-name="T18"> </text:span><text:span text:style-name="T16">importante</text:span><text:span text:style-name="T18"> </text:span><text:span text:style-name="T16">señalar</text:span><text:span text:style-name="T18"> </text:span><text:span text:style-name="T16">que</text:span><text:span text:style-name="T18"> </text:span><text:span text:style-name="T16">para</text:span><text:span text:style-name="T18"> </text:span><text:span text:style-name="T16">el</text:span><text:span text:style-name="T18"> </text:span><text:span text:style-name="T16">desarrollo</text:span><text:span text:style-name="T18"> </text:span><text:span text:style-name="T16">de</text:span><text:span text:style-name="T18"> </text:span><text:span text:style-name="T16">la</text:span><text:span text:style-name="T18"> </text:span><text:span text:style-name="T24">CONSULTA</text:span><text:span text:style-name="T26"> </text:span><text:span text:style-name="T24">DE</text:span><text:span text:style-name="T26"> </text:span><text:span text:style-name="T24">PRECIOS</text:span><text:span text:style-name="T16">,</text:span><text:span text:style-name="T18"> </text:span><text:span text:style-name="T16">se</text:span><text:span text:style-name="T18"> </text:span><text:span text:style-name="T16">tiene</text:span><text:span text:style-name="T18"> </text:span><text:span text:style-name="T16">previsto</text:span><text:span text:style-name="T18"> </text:span><text:span text:style-name="T16">el</text:span><text:span text:style-name="T18"> </text:span><text:span text:style-name="T16">cronograma</text:span><text:span text:style-name="T18"> </text:span><text:span text:style-name="T16">de</text:span><text:span text:style-name="T18"> </text:span><text:span text:style-name="T16">ejecución</text:span><text:span text:style-name="T18"> </text:span><text:span text:style-name="T16">que</text:span><text:span text:style-name="T18"> </text:span><text:span text:style-name="T16">se</text:span><text:span text:style-name="T18"> </text:span><text:span text:style-name="T16">describe</text:span><text:span text:style-name="T18"> </text:span><text:span text:style-name="T16">a</text:span><text:span text:style-name="T18"> </text:span><text:span text:style-name="T16">continuación:</text:span></text:p>
      <text:p text:style-name="P22"/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31"><text:span text:style-name="T3">CRONOGRAMA</text:span><text:span text:style-name="T5"> </text:span><text:span text:style-name="T3">DE</text:span><text:span text:style-name="T5"> </text:span><text:span text:style-name="T3">EJECUCIÓN</text:span></text:p>
          </table:table-cell>
          <table:covered-table-cell/>
        </table:table-row>
        <table:table-row table:style-name="Tabla1.1">
          <table:table-cell table:style-name="Tabla1.A8" office:value-type="string">
            <text:p text:style-name="P24">FASES</text:p>
          </table:table-cell>
          <table:table-cell table:style-name="Tabla1.B8" office:value-type="string">
            <text:p text:style-name="P24">LAPSO</text:p>
          </table:table-cell>
        </table:table-row>
        <table:table-row table:style-name="Tabla1.1">
          <table:table-cell table:style-name="Tabla1.A8" office:value-type="string">
            <text:p text:style-name="P23"><text:span text:style-name="T6">Solicitud</text:span><text:span text:style-name="T7"> </text:span><text:span text:style-name="T6">de</text:span><text:span text:style-name="T7"> </text:span><text:span text:style-name="T6">Cotizaciones</text:span></text:p>
          </table:table-cell>
          <table:table-cell table:style-name="Tabla1.B8" office:value-type="string">
            <text:p text:style-name="P37"><text:span text:style-name="T36">00</text:span><text:span text:style-name="T37"> </text:span>de<text:span text:style-name="T38">  </text:span>de<text:span text:style-name="T38"> 0000</text:span></text:p>
          </table:table-cell>
        </table:table-row>
        <table:table-row table:style-name="Tabla1.1">
          <table:table-cell table:style-name="Tabla1.A8" office:value-type="string">
            <text:p text:style-name="P23"><text:span text:style-name="T8">Recepción</text:span><text:span text:style-name="T7"> </text:span><text:span text:style-name="T8">de</text:span><text:span text:style-name="T7"> </text:span><text:span text:style-name="T8">Ofertas.</text:span></text:p>
          </table:table-cell>
          <table:table-cell table:style-name="Tabla1.B8" office:value-type="string">
            <text:p text:style-name="P28"><text:span text:style-name="T8">(3</text:span><text:span text:style-name="T7"> </text:span><text:span text:style-name="T8">días</text:span><text:span text:style-name="T7"> </text:span><text:span text:style-name="T8">hábiles)</text:span><text:span text:style-name="T7"> </text:span><text:span text:style-name="T8">Art.</text:span><text:span text:style-name="T7"> </text:span><text:span text:style-name="T8">45,</text:span><text:span text:style-name="T7"> </text:span><text:span text:style-name="T8">numeral</text:span><text:span text:style-name="T7"> </text:span><text:span text:style-name="T8">4</text:span><text:span text:style-name="T7"> </text:span><text:span text:style-name="T8">LCP </text:span></text:p>
          </table:table-cell>
        </table:table-row>
        <table:table-row table:style-name="Tabla1.1">
          <table:table-cell table:style-name="Tabla1.A8" office:value-type="string">
            <text:p text:style-name="P25">Aclaratorias</text:p>
          </table:table-cell>
          <table:table-cell table:style-name="Tabla1.B8" office:value-type="string">
            <text:p text:style-name="P28"><text:span text:style-name="T6">(1</text:span><text:span text:style-name="T7"> </text:span><text:span text:style-name="T6">día</text:span><text:span text:style-name="T7"> </text:span><text:span text:style-name="T6">hábil)</text:span><text:span text:style-name="T7"> </text:span><text:span text:style-name="T6">Art.</text:span><text:span text:style-name="T7"> </text:span><text:span text:style-name="T6">48</text:span><text:span text:style-name="T7"> </text:span><text:span text:style-name="T6">LCP</text:span></text:p>
          </table:table-cell>
        </table:table-row>
        <table:table-row table:style-name="Tabla1.1">
          <table:table-cell table:style-name="Tabla1.A8" office:value-type="string">
            <text:p text:style-name="P23"><text:span text:style-name="T6">Examen</text:span><text:span text:style-name="T7"> </text:span><text:span text:style-name="T6">de</text:span><text:span text:style-name="T7"> </text:span><text:span text:style-name="T6">las</text:span><text:span text:style-name="T7"> </text:span><text:span text:style-name="T6">Ofertas</text:span><text:span text:style-name="T7"> </text:span><text:span text:style-name="T6">y</text:span><text:span text:style-name="T7"> </text:span><text:span text:style-name="T6">presentación</text:span><text:span text:style-name="T7"> </text:span><text:span text:style-name="T6">del</text:span><text:span text:style-name="T7"> </text:span><text:span text:style-name="T6">Informe</text:span><text:span text:style-name="T7"> </text:span><text:span text:style-name="T6">de</text:span><text:span text:style-name="T7"> </text:span><text:span text:style-name="T6">Recomendación</text:span></text:p>
          </table:table-cell>
          <table:table-cell table:style-name="Tabla1.B8" office:value-type="string">
            <text:p text:style-name="P28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tres</text:span><text:span text:style-name="T7"> </text:span><text:span text:style-name="T6">(3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recepción</text:span><text:span text:style-name="T7"> </text:span><text:span text:style-name="T6">de</text:span><text:span text:style-name="T7"> </text:span><text:span text:style-name="T6">las</text:span><text:span text:style-name="T7"> </text:span><text:span text:style-name="T6">Ofertas (Art.</text:span><text:span text:style-name="T7"> </text:span><text:span text:style-name="T6">97</text:span><text:span text:style-name="T7"> </text:span><text:span text:style-name="T6">RLCP</text:span></text:p>
          </table:table-cell>
        </table:table-row>
        <table:table-row table:style-name="Tabla1.1">
          <table:table-cell table:style-name="Tabla1.A8" office:value-type="string">
            <text:p text:style-name="P25">Adjudicación</text:p>
          </table:table-cell>
          <table:table-cell table:style-name="Tabla1.B8" office:value-type="string">
            <text:p text:style-name="P28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tres</text:span><text:span text:style-name="T7"> </text:span><text:span text:style-name="T6">(3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recepción</text:span><text:span text:style-name="T7"> </text:span><text:span text:style-name="T6">del</text:span><text:span text:style-name="T7"> </text:span><text:span text:style-name="T6">Informe</text:span><text:span text:style-name="T7"> </text:span><text:span text:style-name="T6">de</text:span><text:span text:style-name="T7"> </text:span><text:span text:style-name="T6">Recomendación</text:span><text:span text:style-name="T7"> </text:span></text:p>
            <text:p text:style-name="P27"><text:span text:style-name="T6">(Art.</text:span><text:span text:style-name="T7"> </text:span><text:span text:style-name="T6">84</text:span><text:span text:style-name="T7"> </text:span><text:span text:style-name="T6">LCP)</text:span></text:p>
          </table:table-cell>
        </table:table-row>
        <table:table-row table:style-name="Tabla1.1">
          <table:table-cell table:style-name="Tabla1.A8" office:value-type="string">
            <text:p text:style-name="P23"><text:span text:style-name="T6">Notificación</text:span><text:span text:style-name="T7"> </text:span><text:span text:style-name="T6">de</text:span><text:span text:style-name="T7"> </text:span><text:span text:style-name="T6">la</text:span><text:span text:style-name="T7"> </text:span><text:span text:style-name="T6">Adjudicación</text:span><text:span text:style-name="T7"> </text:span><text:span text:style-name="T6">o</text:span><text:span text:style-name="T7"> </text:span><text:span text:style-name="T6">Declaratoria</text:span><text:span text:style-name="T7"> </text:span><text:span text:style-name="T6">Desierta</text:span><text:span text:style-name="T7"> </text:span><text:span text:style-name="T6">de</text:span><text:span text:style-name="T7"> </text:span><text:span text:style-name="T6">la</text:span><text:span text:style-name="T7"> </text:span><text:span text:style-name="T6">consulta</text:span><text:span text:style-name="T7"> </text:span><text:span text:style-name="T6">de</text:span><text:span text:style-name="T7"> </text:span><text:span text:style-name="T6">precios.</text:span></text:p>
          </table:table-cell>
          <table:table-cell table:style-name="Tabla1.B8" office:value-type="string">
            <text:p text:style-name="P28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dos</text:span><text:span text:style-name="T7"> </text:span><text:span text:style-name="T6">(2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Adjudicación</text:span></text:p>
            <text:p text:style-name="P27"><text:span text:style-name="T6">(Art.</text:span><text:span text:style-name="T7"> </text:span><text:span text:style-name="T6">126</text:span><text:span text:style-name="T7"> </text:span><text:span text:style-name="T6">RLCP)</text:span></text:p>
            <text:p text:style-name="P26"/>
          </table:table-cell>
        </table:table-row>
        <table:table-row table:style-name="Tabla1.1">
          <table:table-cell table:style-name="Tabla1.A9" office:value-type="string">
            <text:p text:style-name="P23"><text:span text:style-name="T6">Firma</text:span><text:span text:style-name="T7"> </text:span><text:span text:style-name="T6">de</text:span><text:span text:style-name="T7"> </text:span><text:span text:style-name="T6">la</text:span><text:span text:style-name="T7"> </text:span><text:span text:style-name="T6">Orden</text:span><text:span text:style-name="T7"> </text:span><text:span text:style-name="T6">de</text:span><text:span text:style-name="T7"> Servicio</text:span></text:p>
          </table:table-cell>
          <table:table-cell table:style-name="Tabla1.B9" office:value-type="string">
            <text:p text:style-name="P28"><text:span text:style-name="T6">Dentro</text:span><text:span text:style-name="T7"> </text:span><text:span text:style-name="T6">de</text:span><text:span text:style-name="T7"> </text:span><text:span text:style-name="T6">los</text:span><text:span text:style-name="T7"> </text:span><text:span text:style-name="T6">ocho</text:span><text:span text:style-name="T7"> </text:span><text:span text:style-name="T6">(8)</text:span><text:span text:style-name="T7"> </text:span><text:span text:style-name="T6">días</text:span><text:span text:style-name="T7"> </text:span><text:span text:style-name="T6">hábiles</text:span><text:span text:style-name="T7"> </text:span><text:span text:style-name="T6">siguientes</text:span><text:span text:style-name="T7"> </text:span><text:span text:style-name="T6">a</text:span><text:span text:style-name="T7"> </text:span><text:span text:style-name="T6">la</text:span><text:span text:style-name="T7"> </text:span><text:span text:style-name="T6">notificación</text:span><text:span text:style-name="T7"> </text:span><text:span text:style-name="T6">de</text:span><text:span text:style-name="T7"> </text:span><text:span text:style-name="T6">la</text:span><text:span text:style-name="T7"> </text:span><text:span text:style-name="T6">Adjudicación</text:span></text:p>
            <text:p text:style-name="P27"><text:span text:style-name="T6">(Art.</text:span><text:span text:style-name="T7"> </text:span><text:span text:style-name="T6">94</text:span><text:span text:style-name="T7"> </text:span><text:span text:style-name="T6">LCP)</text:span></text:p>
          </table:table-cell>
        </table:table-row>
      </table:table>
      <text:p text:style-name="P13"/>
      <text:p text:style-name="P9"/>
      <text:p text:style-name="P8"><text:soft-page-break/><text:span text:style-name="T17">La</text:span><text:span text:style-name="T19"> </text:span><text:span text:style-name="T17">presente</text:span><text:span text:style-name="T19"> </text:span><text:span text:style-name="T17">acta</text:span><text:span text:style-name="T19"> </text:span><text:span text:style-name="T16">se</text:span><text:span text:style-name="T18"> </text:span><text:span text:style-name="T16">levanta,</text:span><text:span text:style-name="T18"> </text:span><text:span text:style-name="T16">conforme</text:span><text:span text:style-name="T18"> </text:span><text:span text:style-name="T16">a</text:span><text:span text:style-name="T18"> </text:span><text:span text:style-name="T16">lo</text:span><text:span text:style-name="T18"> </text:span><text:span text:style-name="T16">dispuesto</text:span><text:span text:style-name="T18"> </text:span><text:span text:style-name="T16">en</text:span><text:span text:style-name="T18"> </text:span><text:span text:style-name="T16">el</text:span><text:span text:style-name="T18"> </text:span><text:span text:style-name="T16">único</text:span><text:span text:style-name="T18"> </text:span><text:span text:style-name="T16">aparte</text:span><text:span text:style-name="T18"> </text:span><text:span text:style-name="T16">del</text:span><text:span text:style-name="T18"> </text:span><text:span text:style-name="T16">artículo</text:span><text:span text:style-name="T18"> </text:span><text:span text:style-name="T16">68</text:span><text:span text:style-name="T18"> </text:span><text:span text:style-name="T16">de</text:span><text:span text:style-name="T18"> </text:span><text:span text:style-name="T16">la</text:span><text:span text:style-name="T18"> </text:span><text:span text:style-name="T16">Ley</text:span><text:span text:style-name="T18"> </text:span><text:span text:style-name="T16">de</text:span><text:span text:style-name="T18"> </text:span><text:span text:style-name="T16">Contrataciones</text:span><text:span text:style-name="T18"> </text:span><text:span text:style-name="T16">Públicas,</text:span><text:span text:style-name="T18"> </text:span><text:span text:style-name="T16">en</text:span><text:span text:style-name="T18"> </text:span><text:span text:style-name="T16">concordancia</text:span><text:span text:style-name="T18"> </text:span><text:span text:style-name="T16">con</text:span><text:span text:style-name="T18"> </text:span><text:span text:style-name="T16">lo</text:span><text:span text:style-name="T18"> </text:span><text:span text:style-name="T16">previsto</text:span><text:span text:style-name="T18"> </text:span><text:span text:style-name="T16">en</text:span><text:span text:style-name="T18"> </text:span><text:span text:style-name="T16">el</text:span><text:span text:style-name="T18"> </text:span><text:span text:style-name="T16">artículo</text:span><text:span text:style-name="T18"> </text:span><text:span text:style-name="T16">107</text:span><text:span text:style-name="T18"> </text:span><text:span text:style-name="T16">del</text:span><text:span text:style-name="T18"> </text:span><text:span text:style-name="T16">Reglamento</text:span><text:span text:style-name="T18"> </text:span><text:span text:style-name="T16">de</text:span><text:span text:style-name="T18"> </text:span><text:span text:style-name="T16">la</text:span><text:span text:style-name="T18"> </text:span><text:span text:style-name="T16">mencionada</text:span><text:span text:style-name="T18"> </text:span><text:span text:style-name="T16">Ley.</text:span><text:span text:style-name="T18"> </text:span></text:p>
      <text:p text:style-name="P12"/>
      <text:p text:style-name="P13"><text:span text:style-name="T16">Es</text:span><text:span text:style-name="T18"> </text:span><text:span text:style-name="T16">todo,</text:span><text:span text:style-name="T18"> </text:span><text:span text:style-name="T16">se</text:span><text:span text:style-name="T18"> </text:span><text:span text:style-name="T16">leyó</text:span><text:span text:style-name="T18"> </text:span><text:span text:style-name="T16">y</text:span><text:span text:style-name="T18"> </text:span><text:span text:style-name="T16">conformes</text:span><text:span text:style-name="T18"> </text:span><text:span text:style-name="T16">firman:</text:span></text:p>
      <text:p text:style-name="P1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0"><text:span text:style-name="T3">Dirección</text:span><text:span text:style-name="T5"> </text:span><text:span text:style-name="T3">de</text:span><text:span text:style-name="T5"> </text:span><text:span text:style-name="T3">Administración</text:span><text:span text:style-name="T5"> </text:span><text:span text:style-name="T3">(Unidad</text:span><text:span text:style-name="T5"> </text:span><text:span text:style-name="T3">Contratante),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6"/>
            <text:p text:style-name="P15"/>
            <text:p text:style-name="P19"><text:span text:style-name="T23">Lic. </text:span><text:span text:style-name="T24">YENNIFFER CRISTINA MARÍN MOLINA</text:span></text:p>
            <text:p text:style-name="P19"><text:span text:style-name="T16">Director</text:span><text:span text:style-name="T18"> </text:span><text:span text:style-name="T16">de</text:span><text:span text:style-name="T18"> </text:span><text:span text:style-name="T16">Administración</text:span></text:p>
          </table:table-cell>
          <table:table-cell table:style-name="Tabla2.A1" office:value-type="string">
            <text:p text:style-name="P17"/>
            <text:p text:style-name="P17"/>
            <text:p text:style-name="P17">VICENTE JOSÉ ARCIA MEJÍAS</text:p>
            <text:p text:style-name="P18">AUDITOR III GRADO 18 PASO C</text:p>
          </table:table-cell>
        </table:table-row>
      </table:table>
      <text:p text:style-name="P13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language="es" fo:country="ES" style:font-name-complex="Arial" style:font-size-complex="10pt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WW8Num1z0" style:family="text">
      <style:text-properties style:font-name="Symbol" style:font-name-complex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/>
    </style:style>
    <style:style style:name="MP3" style:family="paragraph" style:parent-style-name="Header">
      <style:paragraph-properties fo:text-align="center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MP4" style:family="paragraph" style:parent-style-name="Header">
      <style:paragraph-properties fo:text-align="start" style:justify-single-word="false"/>
      <style:text-properties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MP6" style:family="paragraph" style:parent-style-name="Footer">
      <style:paragraph-properties fo:margin-left="0.032cm" fo:margin-right="0cm" fo:line-height="150%" fo:text-align="justify" style:justify-single-word="false" fo:text-indent="0cm" style:auto-text-indent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MT1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MT2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MT3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MT4" style:family="text">
      <style:text-properties style:font-name="Nimbus Roman No9 L" fo:font-size="7pt" style:font-size-asian="7pt" style:font-name-complex="Nimbus Roman No9 L" style:font-size-complex="7pt"/>
    </style:style>
    <style:style style:name="MT5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826cm" fo:margin-bottom="2.926cm" fo:margin-left="3.863cm" fo:margin-right="2.71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64cm" fo:margin-left="0cm" fo:margin-right="0cm" fo:margin-bottom="1.665cm" style:dynamic-spacing="true"/>
      </style:header-style>
      <style:footer-style>
        <style:header-footer-properties fo:min-height="1.162cm" fo:margin-left="0cm" fo:margin-right="0cm" fo:margin-top="1.06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9cm" fo:margin-bottom="4.089cm" fo:margin-left="3.863cm" fo:margin-right="2.718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"/></text:span><draw:frame draw:style-name="Mfr1" draw:name="gráficos1" text:anchor-type="char" svg:x="0.108cm" svg:y="0.143cm" svg:width="2.286cm" svg:height="2.071cm" draw:z-index="2"><draw:image xlink:href="Pictures/10000000000002210000016F266231DA.jpg" xlink:type="simple" xlink:show="embed" xlink:actuate="onLoad"/></draw:frame><text:span text:style-name="MT2">REPÚBLICA</text:span> BOLIVARIANA DE VENEZUELA<draw:frame draw:style-name="Mfr2" draw:name="gráficos2" text:anchor-type="char" svg:x="12.132cm" svg:y="0.085cm" svg:width="2.201cm" svg:height="2.138cm" draw:z-index="5"><draw:image xlink:href="Pictures/10000000000001B5000001CADA8A1581.jpg" xlink:type="simple" xlink:show="embed" xlink:actuate="onLoad"/></draw:frame></text:p>
        <text:p text:style-name="MP1"><text:span text:style-name="MT2">C</text:span><text:span text:style-name="MT3">ONTRALORÍA DEL ESTADO SUCRE </text:span></text:p>
        <text:p text:style-name="MP2">DIRECCIÓN DE ADMINISTRACIÓN</text:p>
        <text:p text:style-name="MP3">DIVISIÓN DE COMPRA Y SUMINISTROS</text:p>
        <text:p text:style-name="MP4"/>
        <text:p text:style-name="MP5"/>
      </style:header>
      <style:footer>
        <text:p text:style-name="MP6"><text:span text:style-name="Page_20_Number"><text:span text:style-name="MT4">Dirección: Avenida Arismendi, Edificio Palacio Legislativo, Cumaná, Edo. Sucre Teléfonos: (0293) 4320708 <text:s text:c="5"/>4323658. Directo: Tele Fax 4323447 Correo Electrónico: </text:span></text:span><text:a xlink:type="simple" xlink:href="mailto:despacho@cgesucre.gob.ve"><text:span text:style-name="Internet_20_link"><text:span text:style-name="MT4">despacho@cgesucre.gob.ve</text:span></text:span></text:a><text:span text:style-name="Page_20_Number"><text:span text:style-name="MT4"> <text:s text:c="127"/></text:span></text:span><text:span text:style-name="Page_20_Number"><text:span text:style-name="MT5"><text:s text:c="42"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º DC-2008-423</dc:title>
    <meta:initial-creator>agrillo</meta:initial-creator>
    <meta:creation-date>2011-03-09T20:19:00</meta:creation-date>
    <dc:creator>christian </dc:creator>
    <dc:date>2013-02-27T10:04:19</dc:date>
    <meta:print-date>2012-08-30T11:47:00</meta:print-date>
    <meta:editing-cycles>52</meta:editing-cycles>
    <meta:editing-duration>P24DT6H3M46S</meta:editing-duration>
    <meta:generator>LibreOffice/3.5$Linux_x86 LibreOffice_project/350m1$Build-202</meta:generator>
    <meta:document-statistic meta:table-count="2" meta:image-count="2" meta:object-count="0" meta:page-count="3" meta:paragraph-count="40" meta:word-count="540" meta:character-count="3682" meta:non-whitespace-character-count="2988"/>
  </office:meta>
</office:document-meta>
</file>